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fo:clip="rect(1.22334in, 4.3918in, 0.59815in, 4.0948in)"/>
    </style:style>
    <style:style style:family="graphic" style:name="a1" style:parent-style-name="Graphics">
      <style:graphic-properties fo:border="0.01042in none" fo:background-color="transparent" fo:clip="rect(1.8879in, 4.6044in, 0.49193in, 4.6in)"/>
    </style:style>
    <style:style style:family="graphic" style:name="a2" style:parent-style-name="Graphics">
      <style:graphic-properties fo:border="0.01042in none" fo:background-color="transparent" fo:clip="rect(0.7445in, 4.126in, 0.41211in, 4.281in)"/>
    </style:style>
  </office:automatic-styles>
  <office:body>
    <office:text text:use-soft-page-breaks="true">
      <text:p text:style-name="P1"><draw:frame draw:style-name="a0" draw:name="Picture 1" text:anchor-type="as-char" svg:x="0in" svg:y="0in" svg:width="5.5942in" svg:height="4.32808in" style:rel-width="scale" style:rel-height="scale"><draw:image xlink:href="media/image1.png" xlink:type="simple" xlink:show="embed" xlink:actuate="onLoad"/><svg:title/><svg:desc>Graphical user interface

Description automatically generated</svg:desc></draw:frame></text:p>
      <text:p text:style-name="Normal"/>
      <text:p text:style-name="P2"><draw:frame draw:style-name="a1" draw:name="Picture 2" text:anchor-type="as-char" svg:x="0in" svg:y="0in" svg:width="5.35277in" svg:height="4.13983in" style:rel-width="scale" style:rel-height="scale"><draw:image xlink:href="media/image2.png" xlink:type="simple" xlink:show="embed" xlink:actuate="onLoad"/><svg:title/><svg:desc>A picture containing graphical user interface

Description automatically generated</svg:desc></draw:frame></text:p>
      <text:p text:style-name="Normal"/>
      <text:p text:style-name="Normal"/>
      <text:p text:style-name="Normal"/>
      <text:p text:style-name="Normal"/>
      <text:p text:style-name="Normal"><draw:frame draw:style-name="a2" draw:name="Picture 3" text:anchor-type="as-char" svg:x="0in" svg:y="0in" svg:width="4.94128in" svg:height="4.07995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mar Farooq</meta:initial-creator>
    <dc:creator>Umar Farooq</dc:creator>
    <meta:creation-date>2022-01-29T16:05:00Z</meta:creation-date>
    <dc:date>2022-01-29T16:09:00Z</dc:date>
    <meta:template xlink:href="Normal" xlink:type="simple"/>
    <meta:editing-cycles>1</meta:editing-cycles>
    <meta:editing-duration>PT0S</meta:editing-duration>
    <meta:document-statistic meta:page-count="2" meta:paragraph-count="1" meta:word-count="1" meta:character-count="10" meta:row-count="1" meta:non-whitespace-character-count="10"/>
  </office:meta>
</office:document-meta>
</file>